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25cm" svg:x="1.4cm" svg:y="0.13cm" presentation:class="title" presentation:user-transformed="true">
          <draw:text-box>
            <text:p>DAY 12 – nonlinear PDEs and conservative method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irst and second order methods</text:p>
          </draw:text-box>
        </draw:frame>
        <draw:frame presentation:style-name="pr3" draw:text-style-name="P3" draw:layer="layout" svg:width="25.199cm" svg:height="10.537cm" svg:x="1.4cm" svg:y="2.984cm" presentation:class="subtitl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How does LF compare to upwind for a wave traveling to the left?<text:line-break/></text:p>
              </text:list-item>
              <text:list-item>
                <text:p text:style-name="P2">What are the main features that differentiate LW and BW from each other and from LF/upwind?<text:line-break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625cm" svg:x="1.4cm" svg:y="0.13cm" presentation:class="title" presentation:user-transformed="true">
          <draw:text-box>
            <text:p>Conservative methods &amp; nonlinear PDEs</text:p>
          </draw:text-box>
        </draw:frame>
        <draw:frame presentation:style-name="pr3" draw:text-style-name="P3" draw:layer="layout" svg:width="25.199cm" svg:height="11.171cm" svg:x="1.4cm" svg:y="2.669cm" presentation:class="subtitl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<text:span text:style-name="T1">What are wave steepening, shocks, and rarefactions (hint: also discuss characteristics)?</text:span><text:span text:style-name="T1"><text:line-break/></text:span><text:span text:style-name="T1"/></text:p>
              </text:list-item>
              <text:list-item>
                <text:p text:style-name="P2"><text:span text:style-name="T1">What’s the (one of) main difference of a conservative method versus difference method?</text:span><text:span text:style-name="T1"><text:line-break/></text:span><text:span text:style-name="T1"/></text:p>
              </text:list-item>
              <text:list-item>
                <text:p text:style-name="P2"><text:span text:style-name="T1">What changes in the code are required to solve for Burgers eqn?</text:span><text:line-break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Grete</meta:initial-creator>
    <meta:creation-date>2018-10-09T14:08:40.193284704</meta:creation-date>
    <dc:date>2018-10-09T14:59:15.685306392</dc:date>
    <dc:creator>Philipp Grete</dc:creator>
    <meta:editing-duration>PT50M35S</meta:editing-duration>
    <meta:editing-cycles>3</meta:editing-cycles>
    <meta:generator>LibreOffice/6.1.1.2$Linux_X86_64 LibreOffice_project/10$Build-2</meta:generator>
    <meta:document-statistic meta:object-count="32"/>
  </office:meta>
</office:document-meta>
</file>